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4.624cm" fo:min-width="4.974cm"/>
    </style:style>
    <style:style style:name="gr2" style:family="graphic" style:parent-style-name="standard">
      <style:graphic-properties draw:fill="solid" draw:fill-color="#faa61a" draw:textarea-horizontal-align="justify" draw:textarea-vertical-align="middle" draw:auto-grow-height="false" fo:min-height="0.55cm" fo:min-width="2.2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0.8cm"/>
    </style:style>
    <style:style style:name="gr4" style:family="graphic" style:parent-style-name="standard">
      <style:graphic-properties draw:fill="solid" draw:fill-color="#fff450" draw:textarea-horizontal-align="justify" draw:textarea-vertical-align="middle" draw:auto-grow-height="false" fo:min-height="0.55cm" fo:min-width="2.22cm"/>
    </style:style>
    <style:style style:name="gr5" style:family="graphic" style:parent-style-name="standard">
      <style:graphic-properties draw:fill-color="#f68e76" draw:textarea-horizontal-align="justify" draw:textarea-vertical-align="middle" draw:auto-grow-height="false" fo:min-height="0.74cm" fo:min-width="0.49cm"/>
    </style:style>
    <style:style style:name="gr6" style:family="graphic" style:parent-style-name="standard">
      <style:graphic-properties draw:fill="solid" draw:fill-color="#bce4e5" draw:textarea-horizontal-align="justify" draw:textarea-vertical-align="middle" draw:auto-grow-height="false" fo:min-height="0.55cm" fo:min-width="2.2cm"/>
    </style:style>
    <style:style style:name="gr7" style:family="graphic" style:parent-style-name="standard">
      <style:graphic-properties draw:fill-color="#fedcc6" draw:textarea-horizontal-align="justify" draw:textarea-vertical-align="top" draw:auto-grow-height="false" fo:min-height="14.35cm" fo:min-width="5.5cm"/>
    </style:style>
    <style:style style:name="gr8" style:family="graphic" style:parent-style-name="standard">
      <style:graphic-properties draw:fill-color="#009353" draw:textarea-horizontal-align="justify" draw:textarea-vertical-align="middle" draw:auto-grow-height="false" fo:min-height="0.55cm" fo:min-width="0.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bce4e5" draw:textarea-horizontal-align="justify" draw:textarea-vertical-align="middle" draw:auto-grow-height="false" fo:min-height="0.55cm" fo:min-width="2.22cm"/>
    </style:style>
    <style:style style:name="gr11" style:family="graphic" style:parent-style-name="standard">
      <style:graphic-properties draw:fill="solid" draw:fill-color="#faa61a" draw:textarea-horizontal-align="justify" draw:textarea-vertical-align="middle" draw:auto-grow-height="false" fo:min-height="0.55cm" fo:min-width="2.199cm"/>
    </style:style>
    <style:style style:name="gr12" style:family="graphic" style:parent-style-name="standard">
      <style:graphic-properties draw:fill="solid" draw:fill-color="#faa61a" draw:textarea-horizontal-align="justify" draw:textarea-vertical-align="middle" draw:auto-grow-height="false" fo:min-height="0.55cm" fo:min-width="2.22cm"/>
    </style:style>
    <style:style style:name="gr13" style:family="graphic" style:parent-style-name="standard">
      <style:graphic-properties draw:fill-color="#009353" draw:textarea-horizontal-align="justify" draw:textarea-vertical-align="middle" draw:auto-grow-height="false" fo:min-height="0.55cm" fo:min-width="0.3cm"/>
    </style:style>
    <style:style style:name="gr14" style:family="graphic" style:parent-style-name="standard">
      <style:graphic-properties draw:fill-color="#009353" draw:textarea-horizontal-align="justify" draw:textarea-vertical-align="middle" draw:auto-grow-height="false" fo:min-height="0.55cm" fo:min-width="0.6cm"/>
    </style:style>
    <style:style style:name="gr15" style:family="graphic" style:parent-style-name="standard">
      <style:graphic-properties draw:fill="solid" draw:fill-color="#ccff66" draw:textarea-horizontal-align="justify" draw:textarea-vertical-align="bottom" draw:auto-grow-height="false" fo:min-height="2.278cm" fo:min-width="2.628cm"/>
    </style:style>
    <style:style style:name="gr16" style:family="graphic" style:parent-style-name="standard">
      <style:graphic-properties draw:fill-color="#f3715a" draw:textarea-horizontal-align="justify" draw:textarea-vertical-align="middle" draw:auto-grow-height="false" fo:min-height="0.472cm" fo:min-width="2.422cm"/>
    </style:style>
    <style:style style:name="gr17" style:family="graphic" style:parent-style-name="standard">
      <style:graphic-properties draw:fill-color="#00b274" draw:textarea-horizontal-align="justify" draw:textarea-vertical-align="middle" draw:auto-grow-height="false" fo:min-height="0.471cm" fo:min-width="2.421cm"/>
    </style:style>
    <style:style style:name="gr18" style:family="graphic" style:parent-style-name="standard">
      <style:graphic-properties draw:fill-color="#dfcce4" draw:textarea-horizontal-align="justify" draw:textarea-vertical-align="middle" draw:auto-grow-height="false" fo:min-height="0cm" fo:min-width="3.482cm"/>
    </style:style>
    <style:style style:name="gr19" style:family="graphic" style:parent-style-name="standard">
      <style:graphic-properties draw:fill-color="#dfcce4" draw:textarea-horizontal-align="justify" draw:textarea-vertical-align="middle" draw:auto-grow-height="false" fo:min-height="0cm" fo:min-width="3.48cm"/>
    </style:style>
    <style:style style:name="gr20" style:family="graphic" style:parent-style-name="standard">
      <style:graphic-properties draw:fill-color="#dfcce4" draw:textarea-horizontal-align="justify" draw:textarea-vertical-align="middle" draw:auto-grow-height="false" fo:min-height="0cm" fo:min-width="3.479cm"/>
    </style:style>
    <style:style style:name="gr2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3" style:family="graphic" style:parent-style-name="standard">
      <style:graphic-properties draw:fill-color="#8f93c7" draw:textarea-horizontal-align="justify" draw:textarea-vertical-align="middle" draw:auto-grow-height="false" fo:min-height="1.75cm" fo:min-width="3.6cm"/>
    </style:style>
    <style:style style:name="gr24" style:family="graphic" style:parent-style-name="standard">
      <style:graphic-properties draw:textarea-horizontal-align="justify" draw:textarea-vertical-align="middle" draw:auto-grow-height="false" fo:min-height="0.75cm" fo:min-width="3.6cm"/>
    </style:style>
    <style:style style:name="gr25" style:family="graphic" style:parent-style-name="standard">
      <style:graphic-properties draw:fill-color="#f8aa97" draw:textarea-horizontal-align="justify" draw:textarea-vertical-align="middle" draw:auto-grow-height="false" fo:min-height="0.083cm" fo:min-width="0cm"/>
    </style:style>
    <style:style style:name="gr26" style:family="graphic" style:parent-style-name="standard">
      <style:graphic-properties draw:stroke="none" svg:stroke-color="#000000" draw:fill="none" draw:fill-color="#ffffff" fo:min-height="0.945cm"/>
    </style:style>
    <style:style style:name="gr27" style:family="graphic" style:parent-style-name="standard">
      <style:graphic-properties draw:fill-color="#cccccc" draw:textarea-horizontal-align="justify" draw:textarea-vertical-align="middle" draw:auto-grow-height="false" fo:min-height="0.744cm" fo:min-width="6.193cm"/>
    </style:style>
    <style:style style:name="gr28" style:family="graphic" style:parent-style-name="standard">
      <style:graphic-properties draw:stroke="none" svg:stroke-color="#000000" draw:fill="none" draw:fill-color="#ffffff" fo:min-height="15.88cm"/>
    </style:style>
    <style:style style:name="gr29" style:family="graphic" style:parent-style-name="standard">
      <style:graphic-properties draw:fill-color="#dddddd" draw:textarea-horizontal-align="justify" draw:textarea-vertical-align="top" draw:auto-grow-height="false" fo:min-height="1.65cm" fo:min-width="8.3cm"/>
    </style:style>
    <style:style style:name="gr30" style:family="graphic" style:parent-style-name="standard">
      <style:graphic-properties draw:fill-color="#009353" draw:textarea-horizontal-align="justify" draw:textarea-vertical-align="middle" draw:auto-grow-height="false" fo:min-height="0.55cm" fo:min-width="0.5cm"/>
    </style:style>
    <style:style style:name="gr31" style:family="graphic" style:parent-style-name="standard">
      <style:graphic-properties svg:stroke-width="0.035cm" draw:marker-start-width="0.252cm" draw:marker-end-width="0.252cm" draw:fill-color="#dddddd" draw:textarea-horizontal-align="justify" draw:textarea-vertical-align="middle" draw:auto-grow-height="false" fo:min-height="0.14cm" fo:min-width="0cm" fo:padding-top="0.142cm" fo:padding-bottom="0.142cm" fo:padding-left="0.267cm" fo:padding-right="0.267cm"/>
    </style:style>
    <style:style style:name="gr3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draw:fill="none" draw:textarea-vertical-align="top" fo:min-height="0.475cm"/>
    </style:style>
    <style:style style:name="gr35" style:family="graphic" style:parent-style-name="standard">
      <style:graphic-properties draw:fill-color="#fff200" draw:textarea-horizontal-align="justify" draw:textarea-vertical-align="middle" draw:auto-grow-height="false" fo:min-height="2.85cm" fo:min-width="0.9cm"/>
    </style:style>
    <style:style style:name="gr36" style:family="graphic" style:parent-style-name="standard">
      <style:graphic-properties draw:fill-color="#fff200" draw:textarea-horizontal-align="justify" draw:textarea-vertical-align="middle" draw:auto-grow-height="false" fo:min-height="4.15cm" fo:min-width="0.9cm"/>
    </style:style>
    <style:style style:name="gr37" style:family="graphic" style:parent-style-name="standard">
      <style:graphic-properties draw:fill-color="#ff6666" draw:textarea-horizontal-align="justify" draw:textarea-vertical-align="middle" draw:auto-grow-height="false" fo:min-height="0.15cm" fo:min-width="0.3cm"/>
    </style:style>
    <style:style style:name="gr38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aa61a"/>
      <style:paragraph-properties fo:text-align="center"/>
    </style:style>
    <style:style style:name="P4" style:family="paragraph">
      <loext:graphic-properties draw:fill="solid" draw:fill-color="#fff450"/>
      <style:paragraph-properties fo:text-align="center"/>
    </style:style>
    <style:style style:name="P5" style:family="paragraph">
      <loext:graphic-properties draw:fill-color="#f68e76"/>
      <style:paragraph-properties fo:text-align="center"/>
    </style:style>
    <style:style style:name="P6" style:family="paragraph">
      <loext:graphic-properties draw:fill="solid" draw:fill-color="#bce4e5"/>
      <style:paragraph-properties fo:text-align="center"/>
    </style:style>
    <style:style style:name="P7" style:family="paragraph">
      <loext:graphic-properties draw:fill-color="#fedcc6"/>
      <style:paragraph-properties fo:text-align="center"/>
    </style:style>
    <style:style style:name="P8" style:family="paragraph">
      <loext:graphic-properties draw:fill-color="#009353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9353"/>
      <style:paragraph-properties fo:text-align="center"/>
    </style:style>
    <style:style style:name="P11" style:family="paragraph">
      <loext:graphic-properties draw:fill="solid" draw:fill-color="#ccff66"/>
      <style:paragraph-properties fo:text-align="center"/>
    </style:style>
    <style:style style:name="P12" style:family="paragraph">
      <loext:graphic-properties draw:fill-color="#f3715a"/>
      <style:paragraph-properties fo:text-align="center"/>
    </style:style>
    <style:style style:name="P13" style:family="paragraph">
      <loext:graphic-properties draw:fill-color="#00b274"/>
      <style:paragraph-properties fo:text-align="center"/>
    </style:style>
    <style:style style:name="P14" style:family="paragraph">
      <loext:graphic-properties draw:fill-color="#dfcce4"/>
      <style:paragraph-properties fo:text-align="center"/>
    </style:style>
    <style:style style:name="P15" style:family="paragraph">
      <loext:graphic-properties draw:fill-color="#8f93c7"/>
      <style:paragraph-properties fo:text-align="center"/>
    </style:style>
    <style:style style:name="P16" style:family="paragraph">
      <loext:graphic-properties draw:fill-color="#f8aa97"/>
      <style:paragraph-properties fo:text-align="center"/>
    </style:style>
    <style:style style:name="P17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start"/>
    </style:style>
    <style:style style:name="P20" style:family="paragraph">
      <loext:graphic-properties draw:fill-color="#dddddd"/>
      <style:paragraph-properties fo:text-align="start"/>
    </style:style>
    <style:style style:name="P21" style:family="paragraph">
      <loext:graphic-properties draw:fill-color="#dddddd"/>
      <style:paragraph-properties fo:text-align="center"/>
    </style:style>
    <style:style style:name="P22" style:family="paragraph">
      <loext:graphic-properties draw:fill="none"/>
      <style:text-properties fo:font-size="12pt" style:font-size-asian="12pt" style:font-size-complex="12pt"/>
    </style:style>
    <style:style style:name="P23" style:family="paragraph">
      <loext:graphic-properties draw:fill-color="#fff200"/>
      <style:paragraph-properties fo:text-align="center"/>
      <style:text-properties fo:font-size="12pt" style:font-size-asian="12pt" style:font-size-complex="12pt"/>
    </style:style>
    <style:style style:name="P24" style:family="paragraph">
      <loext:graphic-properties draw:fill-color="#ff6666"/>
      <style:paragraph-properties fo:text-align="center"/>
      <style:text-properties fo:font-size="10pt" style:font-size-asian="10pt" style:font-size-complex="10pt"/>
    </style:style>
    <style:style style:name="P25" style:family="paragraph">
      <style:paragraph-properties fo:text-align="center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cm" svg:height="5.4cm" svg:x="1.2cm" svg:y="6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7cm" svg:height="0.8cm" svg:x="3.3cm" svg:y="3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7cm" svg:height="0.8cm" svg:x="3.3cm" svg:y="4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3cm">
          <text:p text:style-name="P2">VL0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4cm">
          <text:p text:style-name="P2">RL0</text:p>
          <draw:enhanced-geometry svg:viewBox="0 0 21600 21600" draw:type="rectangle" draw:enhanced-path="M 0 0 L 21600 0 21600 21600 0 21600 0 0 Z N"/>
        </draw:custom-shape>
        <draw:custom-shape draw:style-name="gr4" draw:text-style-name="P4" xml:id="id21" draw:id="id21" draw:layer="layout" svg:width="2.72cm" svg:height="0.8cm" svg:x="3.26cm" svg:y="10.6cm">
          <text:p text:style-name="P2">Tmp.ana</text:p>
          <draw:enhanced-geometry svg:viewBox="0 0 21600 21600" draw:type="rectangle" draw:enhanced-path="M 0 0 L 21600 0 21600 21600 0 21600 0 0 Z N"/>
        </draw:custom-shape>
        <draw:custom-shape draw:style-name="gr3" draw:text-style-name="P2" xml:id="id24" draw:id="id24" draw:layer="layout" svg:width="1.3cm" svg:height="0.8cm" svg:x="1.98cm" svg:y="10.6cm">
          <text:p text:style-name="P2">RTh</text:p>
          <draw:enhanced-geometry svg:viewBox="0 0 21600 21600" draw:type="rectangle" draw:enhanced-path="M 0 0 L 21600 0 21600 21600 0 21600 0 0 Z N"/>
        </draw:custom-shape>
        <draw:custom-shape draw:style-name="gr5" draw:text-style-name="P5" xml:id="id12" draw:id="id12" draw:layer="layout" svg:width="1.4cm" svg:height="1.4cm" svg:x="2cm" svg:y="5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4" draw:id="id4" draw:layer="layout" svg:width="2.7cm" svg:height="0.8cm" svg:x="3.3cm" svg:y="5.3cm">
          <text:p text:style-name="P2">HBridge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6cm" svg:height="14.6cm" svg:x="7cm" svg:y="3.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layout" svg:width="1cm" svg:height="0.8cm" svg:x="7.2cm" svg:y="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6cm" svg:y1="3.4cm" svg:x2="7.2cm" svg:y2="3.4cm" draw:start-shape="id1" draw:start-glue-point="1" draw:end-shape="id2" draw:end-glue-point="3" svg:d="M6000 3400h1200" svg:viewBox="0 0 1201 1">
          <text:p/>
        </draw:connector>
        <draw:connector draw:style-name="gr9" draw:text-style-name="P9" draw:layer="layout" svg:x1="6cm" svg:y1="4.4cm" svg:x2="7.2cm" svg:y2="4.4cm" draw:start-shape="id3" draw:start-glue-point="1" svg:d="M6000 4400h1200" svg:viewBox="0 0 1201 1">
          <text:p/>
        </draw:connector>
        <draw:connector draw:style-name="gr9" draw:text-style-name="P9" draw:layer="layout" svg:x1="7.2cm" svg:y1="5.7cm" svg:x2="6cm" svg:y2="5.7cm" draw:end-shape="id4" draw:end-glue-point="1" svg:d="M7200 5700h-1200" svg:viewBox="0 0 1201 1">
          <text:p/>
        </draw:connector>
        <draw:custom-shape draw:style-name="gr5" draw:text-style-name="P5" xml:id="id23" draw:id="id23" draw:layer="layout" svg:width="1.4cm" svg:height="1.4cm" svg:x="2cm" svg:y="13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5" draw:id="id5" draw:layer="layout" svg:width="2.72cm" svg:height="0.8cm" svg:x="3.28cm" svg:y="13.3cm">
          <text:p text:style-name="P2">HBridge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7.2cm" svg:y1="13.7cm" svg:x2="6cm" svg:y2="13.7cm" draw:end-shape="id5" draw:end-glue-point="1" svg:d="M7200 13700h-1200" svg:viewBox="0 0 1201 1">
          <text:p/>
        </draw:connector>
        <draw:custom-shape draw:style-name="gr11" draw:text-style-name="P3" xml:id="id6" draw:id="id6" draw:layer="layout" svg:width="2.699cm" svg:height="0.8cm" svg:x="3.301cm" svg:y="7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12" draw:text-style-name="P3" xml:id="id7" draw:id="id7" draw:layer="layout" svg:width="2.72cm" svg:height="0.8cm" svg:x="3.28cm" svg:y="8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7cm">
          <text:p text:style-name="P2">VL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cm" svg:y="8cm">
          <text:p text:style-name="P2">RL1</text:p>
          <draw:enhanced-geometry svg:viewBox="0 0 21600 21600" draw:type="rectangle" draw:enhanced-path="M 0 0 L 21600 0 21600 21600 0 21600 0 0 Z N"/>
        </draw:custom-shape>
        <draw:custom-shape draw:style-name="gr5" draw:text-style-name="P5" xml:id="id14" draw:id="id14" draw:layer="layout" svg:width="1.4cm" svg:height="1.4cm" svg:x="2cm" svg:y="9cm">
          <text:p text:style-name="P2">M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6" xml:id="id8" draw:id="id8" draw:layer="layout" svg:width="2.72cm" svg:height="0.8cm" svg:x="3.28cm" svg:y="9.3cm">
          <text:p text:style-name="P2">HBridge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6cm" svg:y1="7.4cm" svg:x2="7.2cm" svg:y2="7.4cm" draw:start-shape="id6" draw:start-glue-point="1" svg:d="M6000 7400h1200" svg:viewBox="0 0 1201 1">
          <text:p/>
        </draw:connector>
        <draw:connector draw:style-name="gr9" draw:text-style-name="P9" draw:layer="layout" svg:x1="6cm" svg:y1="8.4cm" svg:x2="7.2cm" svg:y2="8.4cm" draw:start-shape="id7" draw:start-glue-point="1" svg:d="M6000 8400h1200" svg:viewBox="0 0 1201 1">
          <text:p/>
        </draw:connector>
        <draw:connector draw:style-name="gr9" draw:text-style-name="P9" draw:layer="layout" svg:x1="7.2cm" svg:y1="9.7cm" svg:x2="6cm" svg:y2="9.7cm" draw:end-shape="id8" draw:end-glue-point="1" svg:d="M7200 9700h-1200" svg:viewBox="0 0 1201 1">
          <text:p/>
        </draw:connector>
        <draw:custom-shape draw:style-name="gr2" draw:text-style-name="P3" xml:id="id9" draw:id="id9" draw:layer="layout" svg:width="2.7cm" svg:height="0.8cm" svg:x="3.301cm" svg:y="14.623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12" draw:text-style-name="P3" xml:id="id10" draw:id="id10" draw:layer="layout" svg:width="2.72cm" svg:height="0.8cm" svg:x="3.281cm" svg:y="15.623cm">
          <text:p text:style-name="P2">Tmp.dig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.001cm" svg:y="14.623cm">
          <text:p text:style-name="P2">VL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cm" svg:height="0.8cm" svg:x="2.001cm" svg:y="15.623cm">
          <text:p text:style-name="P2">RL2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6.001cm" svg:y1="15.023cm" svg:x2="7.201cm" svg:y2="15.023cm" draw:start-shape="id9" draw:start-glue-point="1" svg:d="M6001 15023h1200" svg:viewBox="0 0 1201 1">
          <text:p/>
        </draw:connector>
        <draw:connector draw:style-name="gr9" draw:text-style-name="P9" draw:layer="layout" svg:x1="6.001cm" svg:y1="16.023cm" svg:x2="7.201cm" svg:y2="16.023cm" draw:start-shape="id10" draw:start-glue-point="1" svg:d="M6001 16023h1200" svg:viewBox="0 0 1201 1">
          <text:p/>
        </draw:connector>
        <draw:custom-shape draw:style-name="gr13" draw:text-style-name="P10" xml:id="id17" draw:id="id17" draw:layer="layout" svg:width="0.8cm" svg:height="0.8cm" svg:x="12.4cm" svg:y="14.6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xml:id="id15" draw:id="id15" draw:layer="layout" svg:width="1.1cm" svg:height="0.8cm" svg:x="12.1cm" svg:y="5.002cm">
          <text:p text:style-name="P2"><text:span text:style-name="T1">RJ45s</text:span></text:p>
          <draw:enhanced-geometry svg:viewBox="0 0 21600 21600" draw:type="rectangle" draw:enhanced-path="M 0 0 L 21600 0 21600 21600 0 21600 0 0 Z N"/>
        </draw:custom-shape>
        <draw:g>
          <draw:custom-shape draw:style-name="gr15" draw:text-style-name="P11" xml:id="id16" draw:id="id16" draw:layer="layout" svg:width="3.4cm" svg:height="2.8cm" svg:x="15cm" svg:y="1.8cm">
            <text:p text:style-name="P2">Kab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2" draw:layer="layout" svg:width="3cm" svg:height="0.8cm" svg:x="15.2cm" svg:y="2cm">
            <text:p text:style-name="P2">12VD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2.999cm" svg:height="0.799cm" svg:x="15.201cm" svg:y="2.801cm">
            <text:p text:style-name="P2">RS48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8" draw:text-style-name="P14" xml:id="id11" draw:id="id11" draw:layer="layout" svg:width="4cm" svg:height="0.2cm" svg:x="2cm" svg:y="3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4" draw:layer="layout" svg:width="4cm" svg:height="0.2cm" svg:x="1.98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4" xml:id="id13" draw:id="id13" draw:layer="layout" svg:width="3.998cm" svg:height="0.2cm" svg:x="2.002cm" svg:y="7.8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14" xml:id="id22" draw:id="id22" draw:layer="layout" svg:width="3.997cm" svg:height="0.2cm" svg:x="2.004cm" svg:y="15.4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1" draw:text-style-name="P9" draw:layer="layout" draw:line-skew="-0.199cm" svg:x1="2cm" svg:y1="3.9cm" svg:x2="2cm" svg:y2="5.7cm" draw:start-shape="id11" draw:start-glue-point="3" draw:end-shape="id12" draw:end-glue-point="6" svg:d="M2000 3900h-700v1800h700" svg:viewBox="0 0 701 1801">
          <text:p/>
        </draw:connector>
        <draw:connector draw:style-name="gr21" draw:text-style-name="P9" draw:layer="layout" svg:x1="2.002cm" svg:y1="7.901cm" svg:x2="2.205cm" svg:y2="9.205cm" draw:start-shape="id13" draw:start-glue-point="3" draw:end-shape="id14" draw:end-glue-point="5" svg:d="M2002 7901h-503v1304h706" svg:viewBox="0 0 707 1305">
          <text:p/>
        </draw:connector>
        <draw:connector draw:style-name="gr22" draw:text-style-name="P9" draw:layer="layout" svg:x1="13.2cm" svg:y1="5.402cm" svg:x2="16.7cm" svg:y2="4.6cm" draw:start-shape="id15" draw:start-glue-point="1" draw:end-shape="id16" draw:end-glue-point="2" svg:d="M13200 5402h3500v-802" svg:viewBox="0 0 3501 803">
          <text:p/>
        </draw:connector>
        <draw:custom-shape draw:style-name="gr23" draw:text-style-name="P15" xml:id="id18" draw:id="id18" draw:layer="layout" svg:width="4.1cm" svg:height="2cm" svg:x="15cm" svg:y="14cm">
          <text:p text:style-name="P2">Display</text:p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3.2cm" svg:y1="15.002cm" svg:x2="15cm" svg:y2="15cm" draw:start-shape="id17" draw:start-glue-point="1" draw:end-shape="id18" draw:end-glue-point="3" svg:d="M13200 15002h900v-2h900" svg:viewBox="0 0 1801 3">
          <text:p/>
        </draw:connector>
        <draw:custom-shape draw:style-name="gr24" draw:text-style-name="P2" xml:id="id19" draw:id="id19" draw:layer="layout" svg:width="4.1cm" svg:height="1cm" svg:x="15cm" svg:y="15.9cm">
          <text:p text:style-name="P2">Taste(n)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cm" svg:height="0.333cm" svg:x="15.1cm" svg:y="16.0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cm" svg:height="0.333cm" svg:x="15.5cm" svg:y="16.01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cm" svg:height="0.333cm" svg:x="15.1cm" svg:y="16.45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0.3cm" svg:height="0.333cm" svg:x="15.5cm" svg:y="16.45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xml:id="id20" draw:id="id20" draw:layer="layout" svg:width="0.8cm" svg:height="0.8cm" svg:x="12.4cm" svg:y="16.002cm">
          <text:p/>
          <draw:enhanced-geometry svg:viewBox="0 0 21600 21600" draw:type="rectangle" draw:enhanced-path="M 0 0 L 21600 0 21600 21600 0 21600 0 0 Z N"/>
        </draw:custom-shape>
        <draw:connector draw:style-name="gr9" draw:text-style-name="P9" draw:layer="layout" svg:x1="15cm" svg:y1="16.4cm" svg:x2="13.2cm" svg:y2="16.402cm" draw:start-shape="id19" draw:start-glue-point="3" draw:end-shape="id20" draw:end-glue-point="1" svg:d="M15000 16400h-900v2h-900" svg:viewBox="0 0 1801 3">
          <text:p/>
        </draw:connector>
        <draw:connector draw:style-name="gr9" draw:text-style-name="P9" draw:layer="layout" svg:x1="5.98cm" svg:y1="11cm" svg:x2="7.2cm" svg:y2="10.987cm" draw:start-shape="id21" draw:start-glue-point="1" svg:d="M5980 11000h861v-13h359" svg:viewBox="0 0 1221 14">
          <text:p/>
        </draw:connector>
        <draw:frame draw:style-name="gr26" draw:text-style-name="P17" draw:layer="layout" svg:width="11.1cm" svg:height="1.195cm" svg:x="2cm" svg:y="1cm">
          <draw:text-box>
            <text:p><text:span text:style-name="T2">HZRR-200 Steuermodul</text:span></text:p>
          </draw:text-box>
        </draw:frame>
        <draw:custom-shape draw:style-name="gr27" draw:text-style-name="P1" draw:layer="layout" svg:width="6.799cm" svg:height="1.1cm" svg:x="1.201cm" svg:y="17.9cm">
          <text:p text:style-name="P2">Mögliche Erweiterung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8" draw:layer="layout" svg:width="8.8cm" svg:height="16.13cm" svg:x="19.9cm" svg:y="1.092cm">
          <draw:text-box>
            <text:p><text:span text:style-name="T3">Arbeitspakete</text:span>:</text:p>
            <text:p><text:span text:style-name="T4">Hardware:</text:span></text:p>
            <text:list text:style-name="L1">
              <text:list-item>
                <text:p><text:span text:style-name="T4">+Schaltung entwerfen</text:span></text:p>
                <text:p><text:span text:style-name="T4">+PCB 1 entwerfen, fertigen, testen</text:span></text:p>
              </text:list-item>
              <text:list-item>
                <text:p><text:span text:style-name="T4">+Korrektur</text:span></text:p>
                <text:p><text:span text:style-name="T4">PCB 2 fertigen, testen</text:span></text:p>
                <text:p><text:span text:style-name="T4">Gehäuse Einbau, Muster</text:span></text:p>
              </text:list-item>
              <text:list-item>
                <text:p><text:span text:style-name="T4">Stückliste, Lieferanten, Doku</text:span></text:p>
              </text:list-item>
            </text:list>
            <text:p><text:span text:style-name="T4">Software programmieren:</text:span></text:p>
            <text:list text:continue-numbering="true" text:style-name="L1">
              <text:list-item>
                <text:p><text:span text:style-name="T4">+Treiber f. alle Anschlüsse, C++ Klasse(n) </text:span></text:p>
              </text:list-item>
              <text:list-item>
                <text:p><text:span text:style-name="T4">Rücklauf (RL) Regelung</text:span></text:p>
              </text:list-item>
              <text:list-item>
                <text:p><text:span text:style-name="T4">Raumthermostat (RT) Regelung</text:span></text:p>
              </text:list-item>
              <text:list-item>
                <text:p><text:span text:style-name="T4">Anzeige definieren (LCD, 4x20)</text:span></text:p>
              </text:list-item>
              <text:list-item>
                <text:p><text:span text:style-name="T4">Display + Taste progr.; Menü</text:span></text:p>
              </text:list-item>
              <text:list-item>
                <text:p><text:span text:style-name="T4">Status + Kommandos definieren</text:span></text:p>
              </text:list-item>
              <text:list-item>
                <text:p><text:span text:style-name="T4">RS485 Dialog definieren und progr.</text:span></text:p>
              </text:list-item>
              <text:list-item>
                <text:p><text:span text:style-name="T4">Speicherung</text:span></text:p>
              </text:list-item>
              <text:list-item>
                <text:p><text:span text:style-name="T4">Timing festlegen</text:span></text:p>
              </text:list-item>
              <text:list-item>
                <text:p><text:span text:style-name="T4">Prozesse und Ablauf festlegen</text:span></text:p>
              </text:list-item>
              <text:list-item>
                <text:p><text:span text:style-name="T4">Programmteile zusammenführen</text:span></text:p>
              </text:list-item>
              <text:list-item>
                <text:p><text:span text:style-name="T4">Watchdog progr. und Test</text:span></text:p>
              </text:list-item>
              <text:list-item>
                <text:p><text:span text:style-name="T4">Tests, Korrekturen</text:span></text:p>
              </text:list-item>
            </text:list>
            <text:p><text:span text:style-name="T4">Dokumentation</text:span></text:p>
            <text:list text:continue-numbering="true" text:style-name="L1">
              <text:list-item>
                <text:p><text:span text:style-name="T4">i Schalt- und Bestückungsplan</text:span></text:p>
              </text:list-item>
              <text:list-item>
                <text:p><text:span text:style-name="T4">i Stückliste (BOM)</text:span></text:p>
              </text:list-item>
              <text:list-item>
                <text:p><text:span text:style-name="T4">i Aufbauanleitung</text:span></text:p>
              </text:list-item>
              <text:list-item>
                <text:p><text:span text:style-name="T4">-i Software Struktogramm, Abl.Diagr.</text:span></text:p>
              </text:list-item>
              <text:list-item>
                <text:p><text:span text:style-name="T4">i <text:s/>Quellcode dokumentieren</text:span></text:p>
              </text:list-item>
              <text:list-item>
                <text:p><text:span text:style-name="T4">e Installationsanleitung</text:span></text:p>
              </text:list-item>
              <text:list-item>
                <text:p><text:span text:style-name="T4">eAnschlussbeschreibung</text:span></text:p>
              </text:list-item>
            </text:list>
            <text:p><text:span text:style-name="T4">=&gt; Definition und Programmierung der Zentrale</text:span></text:p>
          </draw:text-box>
        </draw:frame>
        <draw:custom-shape draw:style-name="gr29" draw:text-style-name="P20" draw:layer="layout" svg:width="8.8cm" svg:height="1.9cm" svg:x="19.9cm" svg:y="18cm">
          <text:p text:style-name="P19">HZRR-200_Block04.odg</text:p>
          <text:p text:style-name="P19">© Peter Loster, 2020-03-21</text:p>
          <draw:enhanced-geometry svg:viewBox="0 0 21600 21600" draw:type="rectangle" draw:enhanced-path="M 0 0 L 21600 0 21600 21600 0 21600 0 0 Z N"/>
        </draw:custom-shape>
        <draw:connector draw:style-name="gr21" draw:text-style-name="P9" draw:layer="layout" draw:line-skew="-0.199cm" svg:x1="2.004cm" svg:y1="15.524cm" svg:x2="2cm" svg:y2="13.7cm" draw:start-shape="id22" draw:start-glue-point="3" draw:end-shape="id23" draw:end-glue-point="6" svg:d="M2004 15524h-704v-1824h700" svg:viewBox="0 0 705 1825">
          <text:p/>
        </draw:connector>
        <draw:connector draw:style-name="gr21" draw:text-style-name="P9" draw:layer="layout" svg:x1="1.98cm" svg:y1="11cm" svg:x2="2.185cm" svg:y2="10.195cm" draw:start-shape="id24" draw:start-glue-point="3" svg:d="M1980 11000h-501v-805h706" svg:viewBox="0 0 707 806">
          <text:p/>
        </draw:connector>
        <draw:custom-shape draw:style-name="gr14" draw:text-style-name="P8" xml:id="id25" draw:id="id25" draw:layer="layout" svg:width="1.1cm" svg:height="0.8cm" svg:x="12.1cm" svg:y="6.002cm">
          <text:p text:style-name="P2"><text:span text:style-name="T1">RJ45s</text:span></text:p>
          <draw:enhanced-geometry svg:viewBox="0 0 21600 21600" draw:type="rectangle" draw:enhanced-path="M 0 0 L 21600 0 21600 21600 0 21600 0 0 Z N"/>
        </draw:custom-shape>
        <draw:connector draw:style-name="gr22" draw:text-style-name="P9" draw:layer="layout" svg:x1="13.2cm" svg:y1="6.402cm" svg:x2="16.701cm" svg:y2="7.001cm" draw:start-shape="id25" draw:start-glue-point="1" draw:end-shape="id26" draw:end-glue-point="0" svg:d="M13200 6402h3501v599" svg:viewBox="0 0 3502 600">
          <text:p/>
        </draw:connector>
        <draw:connector draw:style-name="gr22" draw:text-style-name="P9" draw:layer="layout" draw:line-skew="-0.199cm" svg:x1="12.1cm" svg:y1="6.402cm" svg:x2="12.1cm" svg:y2="5.402cm" draw:start-shape="id25" draw:start-glue-point="3" draw:end-shape="id15" svg:d="M12100 6402h-700v-1000h700" svg:viewBox="0 0 701 1001">
          <text:p/>
        </draw:connector>
        <draw:g xml:id="id26" draw:id="id26">
          <draw:custom-shape draw:style-name="gr15" draw:text-style-name="P11" draw:layer="layout" svg:width="3.4cm" svg:height="2.8cm" svg:x="15.001cm" svg:y="7.001cm">
            <text:p text:style-name="P2">Kabel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2" draw:layer="layout" svg:width="3cm" svg:height="0.8cm" svg:x="15.201cm" svg:y="7.201cm">
            <text:p text:style-name="P2">12VDC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2.999cm" svg:height="0.799cm" svg:x="15.202cm" svg:y="8.002cm">
            <text:p text:style-name="P2">RS485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8" draw:text-style-name="P8" draw:layer="layout" svg:width="1cm" svg:height="0.8cm" svg:x="7.2cm" svg:y="4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5.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7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8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9.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14.6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13.3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0.8cm" svg:x="7.2cm" svg:y="15.6cm">
          <text:p text:style-name="P2"><text:span text:style-name="T1">RJ10</text:span></text:p>
          <draw:enhanced-geometry svg:viewBox="0 0 21600 21600" draw:type="rectangle" draw:enhanced-path="M 0 0 L 21600 0 21600 21600 0 21600 0 0 Z N"/>
        </draw:custom-shape>
        <draw:g>
          <draw:custom-shape draw:style-name="gr30" draw:text-style-name="P8" draw:layer="layout" svg:width="1cm" svg:height="0.8cm" svg:x="7.2cm" svg:y="10.6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6cm" svg:height="0.6cm" svg:x="7.4cm" svg:y="10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9" draw:layer="layout" svg:x1="7.5cm" svg:y1="11.2cm" svg:x2="7.9cm" svg:y2="10.8cm">
            <text:p/>
          </draw:line>
        </draw:g>
        <draw:g>
          <draw:line draw:style-name="gr33" draw:text-style-name="P9" draw:layer="layout" svg:x1="6.3cm" svg:y1="3.6cm" svg:x2="6.6cm" svg:y2="3.2cm">
            <text:p/>
          </draw:line>
          <draw:frame draw:style-name="gr34" draw:text-style-name="P22" draw:layer="layout" svg:width="0.3cm" svg:height="0.725cm" svg:x="6.2cm" svg:y="2.775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1cm" svg:y1="4.601cm" svg:x2="6.601cm" svg:y2="4.201cm">
            <text:p/>
          </draw:line>
          <draw:frame draw:style-name="gr34" draw:text-style-name="P22" draw:layer="layout" svg:width="0.3cm" svg:height="0.725cm" svg:x="6.201cm" svg:y="3.776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1cm" svg:y1="7.601cm" svg:x2="6.601cm" svg:y2="7.201cm">
            <text:p/>
          </draw:line>
          <draw:frame draw:style-name="gr34" draw:text-style-name="P22" draw:layer="layout" svg:width="0.3cm" svg:height="0.725cm" svg:x="6.201cm" svg:y="6.776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2cm" svg:y1="8.602cm" svg:x2="6.602cm" svg:y2="8.202cm">
            <text:p/>
          </draw:line>
          <draw:frame draw:style-name="gr34" draw:text-style-name="P22" draw:layer="layout" svg:width="0.3cm" svg:height="0.725cm" svg:x="6.202cm" svg:y="7.777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3cm" svg:y1="15.225cm" svg:x2="6.603cm" svg:y2="14.825cm">
            <text:p/>
          </draw:line>
          <draw:frame draw:style-name="gr34" draw:text-style-name="P22" draw:layer="layout" svg:width="0.3cm" svg:height="0.725cm" svg:x="6.203cm" svg:y="14.4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4cm" svg:y1="16.226cm" svg:x2="6.604cm" svg:y2="15.826cm">
            <text:p/>
          </draw:line>
          <draw:frame draw:style-name="gr34" draw:text-style-name="P22" draw:layer="layout" svg:width="0.3cm" svg:height="0.725cm" svg:x="6.204cm" svg:y="15.401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2cm" svg:y1="7.602cm" svg:x2="6.602cm" svg:y2="7.202cm">
            <text:p/>
          </draw:line>
          <draw:frame draw:style-name="gr34" draw:text-style-name="P22" draw:layer="layout" svg:width="0.3cm" svg:height="0.725cm" svg:x="6.202cm" svg:y="6.777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303cm" svg:y1="8.603cm" svg:x2="6.603cm" svg:y2="8.203cm">
            <text:p/>
          </draw:line>
          <draw:frame draw:style-name="gr34" draw:text-style-name="P22" draw:layer="layout" svg:width="0.3cm" svg:height="0.725cm" svg:x="6.203cm" svg:y="7.778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6.802cm" svg:y1="5.902cm" svg:x2="7.102cm" svg:y2="5.502cm">
            <text:p/>
          </draw:line>
          <draw:frame draw:style-name="gr34" draw:text-style-name="P22" draw:layer="layout" svg:width="0.3cm" svg:height="0.725cm" svg:x="6.702cm" svg:y="5.077cm">
            <draw:text-box>
              <text:p><text:span text:style-name="T4">2</text:span></text:p>
            </draw:text-box>
          </draw:frame>
        </draw:g>
        <draw:g>
          <draw:line draw:style-name="gr33" draw:text-style-name="P9" draw:layer="layout" svg:x1="6.803cm" svg:y1="9.903cm" svg:x2="7.103cm" svg:y2="9.503cm">
            <text:p/>
          </draw:line>
          <draw:frame draw:style-name="gr34" draw:text-style-name="P22" draw:layer="layout" svg:width="0.3cm" svg:height="0.725cm" svg:x="6.703cm" svg:y="9.078cm">
            <draw:text-box>
              <text:p><text:span text:style-name="T4">2</text:span></text:p>
            </draw:text-box>
          </draw:frame>
        </draw:g>
        <draw:g>
          <draw:line draw:style-name="gr33" draw:text-style-name="P9" draw:layer="layout" svg:x1="6.804cm" svg:y1="13.904cm" svg:x2="7.104cm" svg:y2="13.504cm">
            <text:p/>
          </draw:line>
          <draw:frame draw:style-name="gr34" draw:text-style-name="P22" draw:layer="layout" svg:width="0.3cm" svg:height="0.725cm" svg:x="6.704cm" svg:y="13.079cm">
            <draw:text-box>
              <text:p><text:span text:style-name="T4">2</text:span></text:p>
            </draw:text-box>
          </draw:frame>
        </draw:g>
        <draw:g>
          <draw:line draw:style-name="gr33" draw:text-style-name="P9" draw:layer="layout" svg:x1="6.285cm" svg:y1="11.205cm" svg:x2="6.585cm" svg:y2="10.805cm">
            <text:p/>
          </draw:line>
          <draw:frame draw:style-name="gr34" draw:text-style-name="P22" draw:layer="layout" svg:width="0.3cm" svg:height="0.725cm" svg:x="6.185cm" svg:y="10.38cm">
            <draw:text-box>
              <text:p><text:span text:style-name="T4">2</text:span></text:p>
            </draw:text-box>
          </draw:frame>
        </draw:g>
        <draw:g>
          <draw:line draw:style-name="gr33" draw:text-style-name="P9" draw:layer="layout" svg:x1="13.805cm" svg:y1="16.605cm" svg:x2="14.105cm" svg:y2="16.205cm">
            <text:p/>
          </draw:line>
          <draw:frame draw:style-name="gr34" draw:text-style-name="P22" draw:layer="layout" svg:width="0.3cm" svg:height="0.725cm" svg:x="13.705cm" svg:y="15.78cm">
            <draw:text-box>
              <text:p><text:span text:style-name="T4">3</text:span></text:p>
            </draw:text-box>
          </draw:frame>
        </draw:g>
        <draw:g>
          <draw:line draw:style-name="gr33" draw:text-style-name="P9" draw:layer="layout" svg:x1="13.906cm" svg:y1="15.206cm" svg:x2="14.206cm" svg:y2="14.806cm">
            <text:p/>
          </draw:line>
          <draw:frame draw:style-name="gr34" draw:text-style-name="P22" draw:layer="layout" svg:width="0.3cm" svg:height="0.725cm" svg:x="13.806cm" svg:y="14.381cm">
            <draw:text-box>
              <text:p><text:span text:style-name="T4">4</text:span></text:p>
            </draw:text-box>
          </draw:frame>
        </draw:g>
        <draw:g>
          <draw:line draw:style-name="gr33" draw:text-style-name="P9" draw:layer="layout" svg:x1="14.307cm" svg:y1="6.607cm" svg:x2="14.607cm" svg:y2="6.207cm">
            <text:p/>
          </draw:line>
          <draw:frame draw:style-name="gr34" draw:text-style-name="P22" draw:layer="layout" svg:width="1.3cm" svg:height="0.725cm" svg:x="13.9cm" svg:y="5.675cm">
            <draw:text-box>
              <text:p><text:span text:style-name="T4">4+s</text:span></text:p>
            </draw:text-box>
          </draw:frame>
        </draw:g>
        <draw:g>
          <draw:line draw:style-name="gr33" draw:text-style-name="P9" draw:layer="layout" svg:x1="14.307cm" svg:y1="5.608cm" svg:x2="14.607cm" svg:y2="5.208cm">
            <text:p/>
          </draw:line>
          <draw:frame draw:style-name="gr34" draw:text-style-name="P22" draw:layer="layout" svg:width="1.3cm" svg:height="0.725cm" svg:x="13.9cm" svg:y="4.676cm">
            <draw:text-box>
              <text:p><text:span text:style-name="T4">4+s</text:span></text:p>
            </draw:text-box>
          </draw:frame>
        </draw:g>
        <draw:custom-shape draw:style-name="gr35" draw:text-style-name="P23" draw:layer="layout" svg:width="1.4cm" svg:height="3.1cm" svg:x="8.2cm" svg:y="3cm">
          <text:p text:style-name="P2"><text:span text:style-name="T4">Regler</text:span></text:p>
          <text:p text:style-name="P2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6" draw:text-style-name="P23" draw:layer="layout" svg:width="1.4cm" svg:height="4.4cm" svg:x="8.2cm" svg:y="7cm">
          <text:p text:style-name="P2"><text:span text:style-name="T4">Regler</text:span></text:p>
          <text:p text:style-name="P2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1.4cm" svg:height="3.1cm" svg:x="8.2cm" svg:y="13.3cm">
          <text:p text:style-name="P2"><text:span text:style-name="T4">Regler</text:span></text:p>
          <text:p text:style-name="P2"><text:span text:style-name="T4">2</text:span></text:p>
          <draw:enhanced-geometry svg:viewBox="0 0 21600 21600" draw:type="rectangle" draw:enhanced-path="M 0 0 L 21600 0 21600 21600 0 21600 0 0 Z N"/>
        </draw:custom-shape>
        <draw:g>
          <draw:custom-shape draw:style-name="gr30" draw:text-style-name="P8" draw:layer="layout" svg:width="1cm" svg:height="0.8cm" svg:x="12.2cm" svg:y="4.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6cm" svg:height="0.6cm" svg:x="12.4cm" svg:y="4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9" draw:layer="layout" svg:x1="12.5cm" svg:y1="4.8cm" svg:x2="12.9cm" svg:y2="4.4cm">
            <text:p/>
          </draw:line>
        </draw:g>
        <draw:g>
          <draw:custom-shape draw:style-name="gr30" draw:text-style-name="P8" draw:layer="layout" svg:width="1cm" svg:height="0.8cm" svg:x="12.2cm" svg:y="6.8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1" draw:layer="layout" svg:width="0.6cm" svg:height="0.6cm" svg:x="12.4cm" svg:y="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2" draw:text-style-name="P9" draw:layer="layout" svg:x1="12.5cm" svg:y1="7.4cm" svg:x2="12.9cm" svg:y2="7cm">
            <text:p/>
          </draw:line>
        </draw:g>
        <draw:custom-shape draw:style-name="gr37" draw:text-style-name="P24" draw:layer="layout" svg:width="0.8cm" svg:height="0.4cm" svg:x="11.7cm" svg:y="11.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8cm" svg:height="0.4cm" svg:x="11.7cm" svg:y="11.7cm">
          <text:p text:style-name="P25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8cm" svg:height="0.4cm" svg:x="11.7cm" svg:y="10.5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8cm" svg:height="0.4cm" svg:x="11.7cm" svg:y="10.9cm">
          <text:p text:style-name="P25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8cm" svg:height="0.4cm" svg:x="11.7cm" svg:y="9.7cm">
          <text:p text:style-name="P2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8cm" svg:height="0.4cm" svg:x="11.7cm" svg:y="10.1cm">
          <text:p text:style-name="P25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8cm" svg:height="0.4cm" svg:x="11.7cm" svg:y="8.9cm">
          <text:p text:style-name="P2"><text:span text:style-name="T1">128</text:span></text:p>
          <draw:enhanced-geometry svg:viewBox="0 0 21600 21600" draw:type="rectangle" draw:enhanced-path="M 0 0 L 21600 0 21600 21600 0 21600 0 0 Z N"/>
        </draw:custom-shape>
        <draw:custom-shape draw:style-name="gr37" draw:text-style-name="P24" draw:layer="layout" svg:width="0.8cm" svg:height="0.4cm" svg:x="11.7cm" svg:y="9.3cm">
          <text:p text:style-name="P25"><text:span text:style-name="T1">64</text:span></text:p>
          <draw:enhanced-geometry svg:viewBox="0 0 21600 21600" draw:type="rectangle" draw:enhanced-path="M 0 0 L 21600 0 21600 21600 0 21600 0 0 Z N"/>
        </draw:custom-shape>
        <draw:frame draw:style-name="gr38" draw:text-style-name="P26" draw:layer="layout" svg:width="1.8cm" svg:height="1.039cm" svg:x="11.1cm" svg:y="7.861cm">
          <draw:text-box>
            <text:p text:style-name="P25"><text:span text:style-name="T1">Modul</text:span></text:p>
            <text:p text:style-name="P25"><text:span text:style-name="T1">Adres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3T07:19:29.574732171</meta:creation-date>
    <dc:date>2020-07-06T09:52:04.814173098</dc:date>
    <meta:editing-duration>PT1H22M37S</meta:editing-duration>
    <meta:editing-cycles>22</meta:editing-cycles>
    <meta:generator>LibreOffice/6.1.0.3$MacOSX_X86_64 LibreOffice_project/efb621ed25068d70781dc026f7e9c5187a4decd1</meta:generator>
    <meta:document-statistic meta:object-count="148"/>
  </office:meta>
</office:document-meta>
</file>